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4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90.19mm"/>
    </style:style>
    <style:style style:name="co5" style:family="table-column">
      <style:table-column-properties fo:break-before="auto" style:column-width="5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7mm" fo:break-before="auto" style:use-optimal-row-height="false"/>
    </style:style>
    <style:style style:name="ro3" style:family="table-row">
      <style:table-row-properties style:row-height="16.63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cccc"/>
      <style:text-properties fo:color="#c9211e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ackground-color="#00cccc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0066ff"/>
    </style:style>
    <style:style style:name="ce12" style:family="table-cell" style:parent-style-name="Default">
      <style:table-cell-properties fo:background-color="#ff0000"/>
      <style:text-properties fo:color="#000000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009933"/>
    </style:style>
    <style:style style:name="ce15" style:family="table-cell" style:parent-style-name="Default" style:data-style-name="N100">
      <style:table-cell-properties fo:background-color="#ff6600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ff9900"/>
    </style:style>
    <style:style style:name="ce18" style:family="table-cell" style:parent-style-name="Default" style:data-style-name="N100">
      <style:table-cell-properties fo:background-color="#00cc33"/>
    </style:style>
    <style:style style:name="ce19" style:family="table-cell" style:parent-style-name="Default">
      <style:text-properties fo:color="#c9211e"/>
    </style:style>
    <style:style style:name="ce20" style:family="table-cell" style:parent-style-name="Default">
      <style:table-cell-properties fo:background-color="#00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_id</text:p>
          </table:table-cell>
          <table:table-cell table:style-name="ce1" office:value-type="string" calcext:value-type="string">
            <text:p>TEST NEW VENU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Pasaden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ST NEW VENU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United States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-118.115751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34.147775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[.N1]&amp;&quot;,&quot;&amp;[.L1]" office:value-type="string" office:string-value="34.147775,-118.115751" calcext:value-type="string">
            <text:p>34.147775,-118.115751</text:p>
          </table:table-cell>
          <table:table-cell table:style-name="ce1" table:number-columns-repeated="6"/>
          <table:table-cell table:number-columns-repeated="1000"/>
        </table:table-row>
        <table:table-row table:style-name="ro1" table:visibility="filter">
          <table:table-cell table:number-columns-repeated="1024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2.34232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8.8604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3]&amp;&quot; &quot;&amp;[.L3]" office:value-type="string" office:string-value="48.860419 2.342325" calcext:value-type="string">
            <text:p>48.860419 2.342325</text:p>
          </table:table-cell>
          <table:table-cell/>
          <table:table-cell office:value-type="string" calcext:value-type="string">
            <text:p>33 rue de l arbre sec paris</text:p>
          </table:table-cell>
          <table:table-cell/>
          <table:table-cell office:value-type="string" calcext:value-type="string">
            <text:p>https://www.google.com/maps/@48.8606285,2.3424129,3a,90y,295.87h,116.19t/data=!3m6!1e1!3m4!1stbs2rSA-t76JLcOaqmfOXw!2e0!7i16384!8i819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_id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Blukbu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106.416641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-6.10477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2" table:formula="of:=[.N4]&amp;&quot; &quot;&amp;[.L4]" office:value-type="string" office:string-value="-6.10477 106.416641" calcext:value-type="string">
            <text:p>-6.10477 106.416641</text:p>
          </table:table-cell>
          <table:table-cell table:style-name="ce2"/>
          <table:table-cell table:style-name="ce2" office:value-type="string" calcext:value-type="string">
            <text:p>TO CHECK ACCURATELY</text:p>
          </table:table-cell>
          <table:table-cell table:style-name="ce2"/>
          <table:table-cell table:style-name="ce19" office:value-type="string" calcext:value-type="string">
            <text:p>OK1/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.494510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0.917420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5]&amp;&quot; &quot;&amp;[.L5]" office:value-type="string" office:string-value="50.9174207 -1.4945109" calcext:value-type="string">
            <text:p>50.9174207 -1.4945109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 (new)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 (new)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N6]&amp;&quot; &quot;&amp;[.L6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 17:01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 17:01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N7]&amp;&quot; &quot;&amp;[.L7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table:style-name="ce4" office:value-type="string" calcext:value-type="string">
            <text:p>_id</text:p>
          </table:table-cell>
          <table:table-cell table:style-name="ce4" office:value-type="string" calcext:value-type="string">
            <text:p>Test 8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est 8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Russian Federation</text:p>
          </table:table-cell>
          <table:table-cell table:style-name="ce4" office:value-type="string" calcext:value-type="string">
            <text:p>region</text:p>
          </table:table-cell>
          <table:table-cell table:style-name="ce15" office:value-type="string" calcext:value-type="string">
            <text:p>48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37.6155556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55.7522222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N8]&amp;&quot; &quot;&amp;[.L8]" office:value-type="string" office:string-value="55.7522222 37.6155556" calcext:value-type="string">
            <text:p>55.7522222 37.6155556</text:p>
          </table:table-cell>
          <table:table-cell table:style-name="ce4"/>
          <table:table-cell table:style-name="ce6" office:value-type="string" calcext:value-type="string">
            <text:p>KREMLIN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 Again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 Again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N9]&amp;&quot; &quot;&amp;[.L9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table:style-name="ce5" office:value-type="string" calcext:value-type="string">
            <text:p>_id</text:p>
          </table:table-cell>
          <table:table-cell table:style-name="ce5" office:value-type="string" calcext:value-type="string">
            <text:p>Test Club</text:p>
          </table:table-cell>
          <table:table-cell table:style-name="ce5" office:value-type="string" calcext:value-type="string">
            <text:p>city</text:p>
          </table:table-cell>
          <table:table-cell table:style-name="ce5" office:value-type="string" calcext:value-type="string">
            <text:p>San Francisco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est Club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-122.4027557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37.7876472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formula="of:=[.N10]&amp;&quot; &quot;&amp;[.L10]" office:value-type="string" office:string-value="37.7876472 -122.4027557" calcext:value-type="string">
            <text:p>37.7876472 -122.4027557</text:p>
          </table:table-cell>
          <table:table-cell table:style-name="ce5"/>
          <table:table-cell table:style-name="ce5" office:value-type="string" calcext:value-type="string">
            <text:p>TICKETWEB Hqs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Faci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Facil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84.450142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3.6413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1]&amp;&quot; &quot;&amp;[.L11]" office:value-type="string" office:string-value="33.641319 -84.450142" calcext:value-type="string">
            <text:p>33.641319 -84.4501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German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German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0.116666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2]&amp;&quot; &quot;&amp;[.L12]" office:value-type="string" office:string-value="51.5 -0.1166667" calcext:value-type="string">
            <text:p>51.5 -0.116666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_id</text:p>
          </table:table-cell>
          <table:table-cell table:style-name="ce1" office:value-type="string" calcext:value-type="string">
            <text:p>Test Onl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Los Angel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st Onl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United States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-118.2427778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34.0522222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[.N13]&amp;&quot; &quot;&amp;[.L13]" office:value-type="string" office:string-value="34.0522222 -118.2427778" calcext:value-type="string">
            <text:p>34.0522222 -118.2427778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 Past Event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 Past Event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N14]&amp;&quot; &quot;&amp;[.L14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 Vannue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 Vannu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[.N15]&amp;&quot; &quot;&amp;[.L15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a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a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egion</text:p>
          </table:table-cell>
          <table:table-cell table:style-name="ce16" office:value-type="string" calcext:value-type="string">
            <text:p>04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3.216666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6]&amp;&quot; &quot;&amp;[.L16]" office:value-type="string" office:string-value="53.2166667 6.55" calcext:value-type="string">
            <text:p>53.2166667 6.5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_id</text:p>
          </table:table-cell>
          <table:table-cell table:style-name="ce6" office:value-type="string" calcext:value-type="string">
            <text:p>Test Venu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Moscow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est Venu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Russian Federation</text:p>
          </table:table-cell>
          <table:table-cell table:style-name="ce6" office:value-type="string" calcext:value-type="string">
            <text:p>region</text:p>
          </table:table-cell>
          <table:table-cell table:style-name="ce17" office:value-type="string" calcext:value-type="string">
            <text:p>48</text:p>
          </table:table-cell>
          <table:table-cell table:style-name="ce6" office:value-type="string" calcext:value-type="string">
            <text:p>longitude</text:p>
          </table:table-cell>
          <table:table-cell table:style-name="ce6" office:value-type="string" calcext:value-type="string">
            <text:p>37.6155556</text:p>
          </table:table-cell>
          <table:table-cell table:style-name="ce6" office:value-type="string" calcext:value-type="string">
            <text:p>latitude</text:p>
          </table:table-cell>
          <table:table-cell table:style-name="ce6" office:value-type="string" calcext:value-type="string">
            <text:p>55.7522222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N17]&amp;&quot; &quot;&amp;[.L17]" office:value-type="string" office:string-value="55.7522222 37.6155556" calcext:value-type="string">
            <text:p>55.7522222 37.6155556</text:p>
          </table:table-cell>
          <table:table-cell table:style-name="ce6"/>
          <table:table-cell table:style-name="ce6" office:value-type="string" calcext:value-type="string">
            <text:p>KREMLIN</text:p>
          </table:table-cell>
          <table:table-cell table:style-name="ce6" table:number-columns-repeated="1004"/>
        </table:table-row>
        <table:table-row table:style-name="ro1">
          <table:table-cell table:style-name="ce7" office:value-type="string" calcext:value-type="string">
            <text:p>_id</text:p>
          </table:table-cell>
          <table:table-cell table:style-name="ce7" office:value-type="string" calcext:value-type="string">
            <text:p>Test Venue</text:p>
          </table:table-cell>
          <table:table-cell table:style-name="ce7" office:value-type="string" calcext:value-type="string">
            <text:p>city</text:p>
          </table:table-cell>
          <table:table-cell table:style-name="ce7" office:value-type="string" calcext:value-type="string">
            <text:p>Atka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est Venue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United States</text:p>
          </table:table-cell>
          <table:table-cell table:style-name="ce7" office:value-type="string" calcext:value-type="string">
            <text:p>region</text:p>
          </table:table-cell>
          <table:table-cell table:style-name="ce7" office:value-type="string" calcext:value-type="string">
            <text:p>AK</text:p>
          </table:table-cell>
          <table:table-cell table:style-name="ce7" office:value-type="string" calcext:value-type="string">
            <text:p>longitude</text:p>
          </table:table-cell>
          <table:table-cell table:style-name="ce7" office:value-type="string" calcext:value-type="string">
            <text:p>-174.2005556</text:p>
          </table:table-cell>
          <table:table-cell table:style-name="ce7" office:value-type="string" calcext:value-type="string">
            <text:p>latitude</text:p>
          </table:table-cell>
          <table:table-cell table:style-name="ce7" office:value-type="string" calcext:value-type="string">
            <text:p>52.1961111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float" office:value="139" calcext:value-type="float">
            <text:p>139</text:p>
          </table:table-cell>
          <table:table-cell table:style-name="ce7"/>
          <table:table-cell table:style-name="ce7" table:formula="of:=[.N18]&amp;&quot; &quot;&amp;[.L18]" office:value-type="string" office:string-value="52.1961111 -174.2005556" calcext:value-type="string">
            <text:p>52.1961111 -174.2005556</text:p>
          </table:table-cell>
          <table:table-cell table:style-name="ce7"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0.13155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1.51559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9]&amp;&quot; &quot;&amp;[.L19]" office:value-type="string" office:string-value="51.515597 -0.131554" calcext:value-type="string">
            <text:p>51.515597 -0.1315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DJ 1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tk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DJ 1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74.19963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2.20608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20]&amp;&quot; &quot;&amp;[.L20]" office:value-type="string" office:string-value="52.206081 -174.199639" calcext:value-type="string">
            <text:p>52.206081 -174.1996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Marque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Marque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18.2427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4.05222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21]&amp;&quot; &quot;&amp;[.L21]" office:value-type="string" office:string-value="34.0522222 -118.2427778" calcext:value-type="string">
            <text:p>34.0522222 -118.2427778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_id</text:p>
          </table:table-cell>
          <table:table-cell table:style-name="ce8" office:value-type="string" calcext:value-type="string">
            <text:p>Test Venues</text:p>
          </table:table-cell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Franklin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est Venues</text:p>
          </table:table-cell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region</text:p>
          </table:table-cell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-71.3972222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42.0833333</text:p>
          </table:table-cell>
          <table:table-cell table:style-name="ce8" office:value-type="string" calcext:value-type="string">
            <text:p>coun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table:formula="of:=[.N22]&amp;&quot; &quot;&amp;[.L22]" office:value-type="string" office:string-value="42.0833333 -71.3972222" calcext:value-type="string">
            <text:p>42.0833333 -71.3972222</text:p>
          </table:table-cell>
          <table:table-cell table:style-name="ce8"/>
          <table:table-cell table:style-name="ce8" office:value-type="string" calcext:value-type="string">
            <text:p>OK</text:p>
          </table:table-cell>
          <table:table-cell table:style-name="ce8" table:number-columns-repeated="4"/>
          <table:table-cell table:number-columns-repeated="1000"/>
        </table:table-row>
        <table:table-row table:style-name="ro2">
          <table:table-cell table:style-name="ce9" office:value-type="string" calcext:value-type="string">
            <text:p>_id</text:p>
          </table:table-cell>
          <table:table-cell table:style-name="ce9" office:value-type="string" calcext:value-type="string">
            <text:p>Test Venz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Boston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est Venz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region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longitude</text:p>
          </table:table-cell>
          <table:table-cell table:style-name="ce9" office:value-type="string" calcext:value-type="string">
            <text:p>-71.0602778</text:p>
          </table:table-cell>
          <table:table-cell table:style-name="ce9" office:value-type="string" calcext:value-type="string">
            <text:p>latitude</text:p>
          </table:table-cell>
          <table:table-cell table:style-name="ce9" office:value-type="string" calcext:value-type="string">
            <text:p>42.3583333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table:formula="of:=[.N23]&amp;&quot; &quot;&amp;[.L23]" office:value-type="string" office:string-value="42.3583333 -71.0602778" calcext:value-type="string">
            <text:p>42.3583333 -71.0602778</text:p>
          </table:table-cell>
          <table:table-cell table:style-name="ce9"/>
          <table:table-cell table:style-name="ce2" office:value-type="string" calcext:value-type="string">
            <text:p>TO CHECK ACCURATELY</text:p>
          </table:table-cell>
          <table:table-cell table:style-name="ce9"/>
          <table:table-cell table:style-name="ce9" office:value-type="string" calcext:value-type="string">
            <text:p>POMPES FUUNEBRES</text:p>
          </table:table-cell>
          <table:table-cell table:style-name="ce9"/>
          <table:table-cell table:style-name="ce20" office:value-type="string" calcext:value-type="string">
            <text:p>Kings Chapel Burying Ground, Tremont Street, Boston, MA 02201, United States of America</text:p>
          </table:table-cell>
          <table:table-cell table:style-name="ce9" table:number-columns-repeated="1000"/>
        </table:table-row>
        <table:table-row table:style-name="ro3">
          <table:table-cell office:value-type="string" calcext:value-type="string">
            <text:p>_id</text:p>
          </table:table-cell>
          <table:table-cell office:value-type="string" calcext:value-type="string">
            <text:p>Test Venz Two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z Two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0602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358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24]&amp;&quot; &quot;&amp;[.L24]" office:value-type="string" office:string-value="42.3583333 -71.0602778" calcext:value-type="string">
            <text:p>42.3583333 -71.0602778</text:p>
          </table:table-cell>
          <table:table-cell table:number-columns-repeated="5"/>
          <table:table-cell table:style-name="ce21" office:value-type="string" calcext:value-type="string">
            <text:p>Latitude: 42.358333 | Longitude: -71.06027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 Xavier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 Xavier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N25]&amp;&quot; &quot;&amp;[.L25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3"/>
          <table:table-cell table:style-name="ce22"/>
          <table:table-cell table:style-name="ce3" table:number-columns-repeated="1000"/>
        </table:table-row>
        <table:table-row table:style-name="ro4">
          <table:table-cell office:value-type="string" calcext:value-type="string">
            <text:p>_id</text:p>
          </table:table-cell>
          <table:table-cell office:value-type="string" calcext:value-type="string">
            <text:p>Test de Marco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-Jean-Sur-Richelie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de Marco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3.272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5.3287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26]&amp;&quot; &quot;&amp;[.L26]" office:value-type="string" office:string-value="45.32877 -73.2723" calcext:value-type="string">
            <text:p>45.32877 -73.2723</text:p>
          </table:table-cell>
          <table:table-cell table:number-columns-repeated="5"/>
          <table:table-cell table:style-name="ce23" office:value-type="string" calcext:value-type="string">
            <text:p><text:a xlink:href="https://maps.google.com/maps?ll=42.358333,-71.060278&amp;z=16&amp;t=h&amp;hl=en&amp;gl=US&amp;mapclient=apiv3" xlink:type="simple"> </text:a> 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ev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ev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98.494613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29.424579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27]&amp;&quot; &quot;&amp;[.L27]" office:value-type="string" office:string-value="29.4245796 -98.4946136" calcext:value-type="string">
            <text:p>29.4245796 -98.49461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4.0063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714166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28]&amp;&quot; &quot;&amp;[.L28]" office:value-type="string" office:string-value="40.7141667 -74.0063889" calcext:value-type="string">
            <text:p>40.7141667 -74.00638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6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6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095833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32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29]&amp;&quot; &quot;&amp;[.L29]" office:value-type="string" office:string-value="42.325 -71.0958333" calcext:value-type="string">
            <text:p>42.325 -71.0958333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_id</text:p>
          </table:table-cell>
          <table:table-cell table:style-name="ce10" office:value-type="string" calcext:value-type="string">
            <text:p>Test2</text:p>
          </table:table-cell>
          <table:table-cell table:style-name="ce10" office:value-type="string" calcext:value-type="string">
            <text:p>city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est2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string" calcext:value-type="string">
            <text:p>region</text:p>
          </table:table-cell>
          <table:table-cell table:style-name="ce18" office:value-type="string" calcext:value-type="string">
            <text:p>66</text:p>
          </table:table-cell>
          <table:table-cell table:style-name="ce10" office:value-type="string" calcext:value-type="string">
            <text:p>longitude</text:p>
          </table:table-cell>
          <table:table-cell table:style-name="ce10" office:value-type="string" calcext:value-type="string">
            <text:p>30.2641667</text:p>
          </table:table-cell>
          <table:table-cell table:style-name="ce10" office:value-type="string" calcext:value-type="string">
            <text:p>latitude</text:p>
          </table:table-cell>
          <table:table-cell table:style-name="ce10" office:value-type="string" calcext:value-type="string">
            <text:p>59.8944444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N30]&amp;&quot; &quot;&amp;[.L30]" office:value-type="string" office:string-value="59.8944444 30.2641667" calcext:value-type="string">
            <text:p>59.8944444 30.2641667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3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3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N31]&amp;&quot; &quot;&amp;[.L31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Venue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Venu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N32]&amp;&quot; &quot;&amp;[.L32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_Venue_10070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_Venue_100708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149.74661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61.2205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33]&amp;&quot; &quot;&amp;[.L33]" office:value-type="string" office:string-value="61.22055 -149.746619" calcext:value-type="string">
            <text:p>61.22055 -149.7466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ing a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ing a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4.00594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712783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34]&amp;&quot; &quot;&amp;[.L34]" office:value-type="string" office:string-value="40.7127837 -74.0059413" calcext:value-type="string">
            <text:p>40.7127837 -74.0059413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style-name="ce11" office:value-type="string" calcext:value-type="string">
            <text:p>_id</text:p>
          </table:table-cell>
          <table:table-cell table:style-name="ce11" office:value-type="string" calcext:value-type="string">
            <text:p>test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Tierc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est</text:p>
          </table:table-cell>
          <table:table-cell table:style-name="ce11" office:value-type="string" calcext:value-type="string">
            <text:p>country</text:p>
          </table:table-cell>
          <table:table-cell table:style-name="ce11" office:value-type="string" calcext:value-type="string">
            <text:p>France</text:p>
          </table:table-cell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B5</text:p>
          </table:table-cell>
          <table:table-cell table:style-name="ce11" office:value-type="string" calcext:value-type="string">
            <text:p>longitude</text:p>
          </table:table-cell>
          <table:table-cell table:style-name="ce11" office:value-type="string" calcext:value-type="string">
            <text:p>-0.4666667</text:p>
          </table:table-cell>
          <table:table-cell table:style-name="ce11" office:value-type="string" calcext:value-type="string">
            <text:p>latitude</text:p>
          </table:table-cell>
          <table:table-cell table:style-name="ce11" office:value-type="string" calcext:value-type="string">
            <text:p>47.6166667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11" table:formula="of:=[.N38]&amp;&quot; &quot;&amp;[.L38]" office:value-type="string" office:string-value="47.6166667 -0.4666667" calcext:value-type="string">
            <text:p>47.6166667 -0.4666667</text:p>
          </table:table-cell>
          <table:table-cell table:style-name="ce11"/>
          <table:table-cell table:style-name="ce11" office:value-type="string" calcext:value-type="string">
            <text:p>TO CHECK ACCURATELY</text:p>
          </table:table-cell>
          <table:table-cell table:style-name="ce11"/>
          <table:table-cell table:style-name="ce11" office:value-type="string" calcext:value-type="string">
            <text:p>OK 1/2</text:p>
          </table:table-cell>
          <table:table-cell table:style-name="ce11"/>
          <table:table-cell table:number-columns-repeated="1001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again vm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again vm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0602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358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39]&amp;&quot; &quot;&amp;[.L39]" office:value-type="string" office:string-value="42.3583333 -71.0602778" calcext:value-type="string">
            <text:p>42.3583333 -71.0602778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_id</text:p>
          </table:table-cell>
          <table:table-cell table:style-name="ce12" office:value-type="string" calcext:value-type="string">
            <text:p>test event</text:p>
          </table:table-cell>
          <table:table-cell table:style-name="ce12" office:value-type="string" calcext:value-type="string">
            <text:p>city</text:p>
          </table:table-cell>
          <table:table-cell table:style-name="ce12" office:value-type="string" calcext:value-type="string">
            <text:p>Los Angeles</text:p>
          </table:table-cell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test event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United States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-118.243217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34.052443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[.N40]&amp;&quot; &quot;&amp;[.L40]" office:value-type="string" office:string-value="34.052443 -118.243217" calcext:value-type="string">
            <text:p>34.052443 -118.243217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ire venu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ire 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egion</text:p>
          </table:table-cell>
          <table:table-cell table:style-name="ce16" office:value-type="string" calcext:value-type="string">
            <text:p>07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6.248888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3.333055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41]&amp;&quot; &quot;&amp;[.L41]" office:value-type="string" office:string-value="53.3330556 -6.2488889" calcext:value-type="string">
            <text:p>53.3330556 -6.24888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test tes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test te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5.92784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33658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42]&amp;&quot; &quot;&amp;[.L42]" office:value-type="string" office:string-value="40.336585 -75.927843" calcext:value-type="string">
            <text:p>40.336585 -75.9278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test test 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test test 1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5.92784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0.33658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43]&amp;&quot; &quot;&amp;[.L43]" office:value-type="string" office:string-value="40.336585 -75.927843" calcext:value-type="string">
            <text:p>40.336585 -75.9278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test test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uaynab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test test 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66.11335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18.3833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44]&amp;&quot; &quot;&amp;[.L44]" office:value-type="string" office:string-value="18.38332 -66.113358" calcext:value-type="string">
            <text:p>18.38332 -66.11335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 ven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 ven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N45]&amp;&quot; &quot;&amp;[.L45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>
          <table:table-cell table:style-name="ce13" office:value-type="string" calcext:value-type="string">
            <text:p>_id</text:p>
          </table:table-cell>
          <table:table-cell table:style-name="ce13" office:value-type="string" calcext:value-type="string">
            <text:p>test venue</text:p>
          </table:table-cell>
          <table:table-cell table:style-name="ce13" office:value-type="string" calcext:value-type="string">
            <text:p>city</text:p>
          </table:table-cell>
          <table:table-cell table:style-name="ce13" office:value-type="string" calcext:value-type="string">
            <text:p>San Francisco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test venue</text:p>
          </table:table-cell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United States</text:p>
          </table:table-cell>
          <table:table-cell table:style-name="ce13" office:value-type="string" calcext:value-type="string">
            <text:p>region</text:p>
          </table:table-cell>
          <table:table-cell table:style-name="ce13" office:value-type="string" calcext:value-type="string">
            <text:p>CA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-122.3990707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37.7909889</text:p>
          </table:table-cell>
          <table:table-cell table:style-name="ce13" office:value-type="string" calcext:value-type="string">
            <text:p>count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string" calcext:value-type="string">
            <text:p>https://fr-fr.facebook.com/pg/Test-Venue-is-a-place-518532888496709/about/</text:p>
          </table:table-cell>
          <table:table-cell table:formula="of:=[.N46]&amp;&quot; &quot;&amp;[.L46]" office:value-type="string" office:string-value="37.7909889 -122.3990707" calcext:value-type="string">
            <text:p>37.7909889 -122.3990707</text:p>
          </table:table-cell>
          <table:table-cell table:style-name="ce13" table:number-columns-repeated="1006"/>
        </table:table-row>
        <table:table-row table:style-name="ro1">
          <table:table-cell table:style-name="ce6" office:value-type="string" calcext:value-type="string">
            <text:p>_id</text:p>
          </table:table-cell>
          <table:table-cell table:style-name="ce6" office:value-type="string" calcext:value-type="string">
            <text:p>test venue 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Moscow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est venue 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Russian Federation</text:p>
          </table:table-cell>
          <table:table-cell table:style-name="ce6" office:value-type="string" calcext:value-type="string">
            <text:p>region</text:p>
          </table:table-cell>
          <table:table-cell table:style-name="ce17" office:value-type="string" calcext:value-type="string">
            <text:p>48</text:p>
          </table:table-cell>
          <table:table-cell table:style-name="ce6" office:value-type="string" calcext:value-type="string">
            <text:p>longitude</text:p>
          </table:table-cell>
          <table:table-cell table:style-name="ce6" office:value-type="string" calcext:value-type="string">
            <text:p>37.6155556</text:p>
          </table:table-cell>
          <table:table-cell table:style-name="ce6" office:value-type="string" calcext:value-type="string">
            <text:p>latitude</text:p>
          </table:table-cell>
          <table:table-cell table:style-name="ce6" office:value-type="string" calcext:value-type="string">
            <text:p>55.7522222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table:formula="of:=[.N47]&amp;&quot; &quot;&amp;[.L47]" office:value-type="string" office:string-value="55.7522222 37.6155556" calcext:value-type="string">
            <text:p>55.7522222 37.6155556</text:p>
          </table:table-cell>
          <table:table-cell table:style-name="ce6"/>
          <table:table-cell table:style-name="ce6" office:value-type="string" calcext:value-type="string">
            <text:p>KREMLIN</text:p>
          </table:table-cell>
          <table:table-cell table:style-name="ce6"/>
          <table:table-cell table:number-columns-repeated="1003"/>
        </table:table-row>
        <table:table-row table:style-name="ro1">
          <table:table-cell table:style-name="ce14" office:value-type="string" calcext:value-type="string">
            <text:p>_id</text:p>
          </table:table-cell>
          <table:table-cell table:style-name="ce14" office:value-type="string" calcext:value-type="string">
            <text:p>test venue 1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Maidston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test venue 1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United Kingdom</text:p>
          </table:table-cell>
          <table:table-cell table:style-name="ce14" office:value-type="string" calcext:value-type="string">
            <text:p>region</text:p>
          </table:table-cell>
          <table:table-cell table:style-name="ce14" office:value-type="string" calcext:value-type="string">
            <text:p>England</text:p>
          </table:table-cell>
          <table:table-cell table:style-name="ce14" office:value-type="string" calcext:value-type="string">
            <text:p>longitude</text:p>
          </table:table-cell>
          <table:table-cell table:style-name="ce14" office:value-type="string" calcext:value-type="string">
            <text:p>0.443795</text:p>
          </table:table-cell>
          <table:table-cell table:style-name="ce14" office:value-type="string" calcext:value-type="string">
            <text:p>latitude</text:p>
          </table:table-cell>
          <table:table-cell table:style-name="ce14" office:value-type="string" calcext:value-type="string">
            <text:p>51.254266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[.N48]&amp;&quot; &quot;&amp;[.L48]" office:value-type="string" office:string-value="51.254266 0.443795" calcext:value-type="string">
            <text:p>51.254266 0.443795</text:p>
          </table:table-cell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1004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 venue 9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venue 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71.455277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2.995555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49]&amp;&quot; &quot;&amp;[.L49]" office:value-type="string" office:string-value="42.9955556 -71.4552778" calcext:value-type="string">
            <text:p>42.9955556 -71.45527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ranj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region</text:p>
          </table:table-cell>
          <table:table-cell table:style-name="ce16" office:value-type="string" calcext:value-type="string">
            <text:p>04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14.361666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6.241111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50]&amp;&quot; &quot;&amp;[.L50]" office:value-type="string" office:string-value="46.2411111 14.3616667" calcext:value-type="string">
            <text:p>46.2411111 14.361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egion</text:p>
          </table:table-cell>
          <table:table-cell table:style-name="ce16" office:value-type="string" calcext:value-type="string">
            <text:p>02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0.983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51]&amp;&quot; &quot;&amp;[.L51]" office:value-type="string" office:string-value="50.9833333 5.05" calcext:value-type="string">
            <text:p>50.9833333 5.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d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est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gion</text:p>
          </table:table-cell>
          <table:table-cell table:style-name="ce16" office:value-type="string" calcext:value-type="string">
            <text:p>06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10.033333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52.783333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52]&amp;&quot; &quot;&amp;[.L52]" office:value-type="string" office:string-value="52.7833333 10.0333333" calcext:value-type="string">
            <text:p>52.7833333 10.03333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gion</text:p>
          </table:table-cell>
          <table:table-cell table:style-name="ce16" office:value-type="string" calcext:value-type="string">
            <text:p>14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9.133333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38.716666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53]&amp;&quot; &quot;&amp;[.L53]" office:value-type="string" office:string-value="38.7166667 -9.1333333" calcext:value-type="string">
            <text:p>38.7166667 -9.133333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_id</text:p>
          </table:table-cell>
          <table:table-cell table:style-name="ce3" office:value-type="string" calcext:value-type="string">
            <text:p>testing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sting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-117.1563889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32.7152778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[.N54]&amp;&quot; &quot;&amp;[.L54]" office:value-type="string" office:string-value="32.7152778 -117.1563889" calcext:value-type="string">
            <text:p>32.7152778 -117.1563889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3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ST NEW VENUE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office:value-type="string" calcext:value-type="string">
            <text:p>Te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VENUE</text:p>
          </table:table-cell>
          <table:table-cell/>
          <table:table-cell table:style-name="ce3" office:value-type="string" calcext:value-type="string">
            <text:p>Test (new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</text:p>
          </table:table-cell>
          <table:table-cell/>
          <table:table-cell table:style-name="ce3" office:value-type="string" calcext:value-type="string">
            <text:p>Test 17:0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est 8</text:p>
          </table:table-cell>
          <table:table-cell/>
          <table:table-cell table:style-name="ce3" office:value-type="string" calcext:value-type="string">
            <text:p>Test Ag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Facility</text:p>
          </table:table-cell>
          <table:table-cell/>
          <table:table-cell table:style-name="ce5" office:value-type="string" calcext:value-type="string">
            <text:p>Test Clu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German Venue</text:p>
          </table:table-cell>
          <table:table-cell/>
          <table:table-cell table:style-name="ce3" office:value-type="string" calcext:value-type="string">
            <text:p>Test Past Event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Test Only</text:p>
          </table:table-cell>
          <table:table-cell/>
          <table:table-cell table:style-name="ce3" office:value-type="string" calcext:value-type="string">
            <text:p>Test Vann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Vanue</text:p>
          </table:table-cell>
          <table:table-cell/>
          <table:table-cell table:style-name="ce8" office:value-type="string" calcext:value-type="string">
            <text:p>Test Venues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Test Venu</text:p>
          </table:table-cell>
          <table:table-cell/>
          <table:table-cell table:style-name="ce9" office:value-type="string" calcext:value-type="string">
            <text:p>Test Venz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est Venue</text:p>
          </table:table-cell>
          <table:table-cell/>
          <table:table-cell table:style-name="ce3" office:value-type="string" calcext:value-type="string">
            <text:p>Test Xavi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Venue 1</text:p>
          </table:table-cell>
          <table:table-cell/>
          <table:table-cell table:style-name="ce10" office:value-type="string" calcext:value-type="string">
            <text:p>Test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Venue DJ 11</text:p>
          </table:table-cell>
          <table:table-cell/>
          <table:table-cell table:style-name="ce3" office:value-type="string" calcext:value-type="string">
            <text:p>Test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Venue Marquee</text:p>
          </table:table-cell>
          <table:table-cell/>
          <table:table-cell table:style-name="ce3" office:value-type="string" calcext:value-type="string">
            <text:p>TestVen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de Marco</text:p>
          </table:table-cell>
          <table:table-cell/>
          <table:table-cell table:style-name="ce3" office:value-type="string" calcext:value-type="string">
            <text:p>test v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event</text:p>
          </table:table-cell>
          <table:table-cell/>
          <table:table-cell table:style-name="ce13" office:value-type="string" calcext:value-type="string">
            <text:p>test ven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venue</text:p>
          </table:table-cell>
          <table:table-cell/>
          <table:table-cell table:style-name="ce14" office:value-type="string" calcext:value-type="string">
            <text:p>test venue 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venue 62</text:p>
          </table:table-cell>
          <table:table-cell/>
          <table:table-cell table:style-name="ce3" office:value-type="string" calcext:value-type="string">
            <text:p>test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_Venue_1007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ing a Venu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st again vm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test ev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 ire ven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 test 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 test test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 test test 2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test venu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 venue 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e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Feuille1.A1:Feuille1.P54" table:display-filter-buttons="true" table:contains-header="false">
          <table:filter>
            <table:filter-and>
              <table:filter-condition table:field-number="15" table:data-type="number" table:value="67" table:operator="!empty"/>
            </table:filter-and>
          </table:filter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6T17:55:00.686966313</meta:creation-date>
    <dc:date>2019-08-27T20:43:44.924531549</dc:date>
    <meta:editing-duration>P1DT1H16M20S</meta:editing-duration>
    <meta:editing-cycles>5</meta:editing-cycles>
    <meta:generator>LibreOffice/6.3.0.4$Linux_X86_64 LibreOffice_project/30$Build-4</meta:generator>
    <meta:document-statistic meta:table-count="1" meta:cell-count="927" meta:object-count="0"/>
  </office:meta>
</office:document-meta>
</file>